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1" svg:font-family="'Times New Roman'" style:font-adornments="Italiqu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que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3efa7" draw:textarea-horizontal-align="justify" draw:textarea-vertical-align="middle" draw:auto-grow-height="false" fo:min-height="0.432cm" fo:min-width="1.088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dcedf" draw:textarea-horizontal-align="justify" draw:textarea-vertical-align="middle" draw:auto-grow-height="false" fo:min-height="0.3cm" fo:min-width="1.699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18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92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53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69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7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c3efa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dced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1" fo:font-size="9pt" fo:font-style="italic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.832cm" svg:height="1.216cm" svg:x="7.068cm" svg:y="14.228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2" draw:layer="layout" svg:width="3.493cm" svg:height="0.874cm" svg:x="10.64cm" svg:y="14.41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8.1cm" svg:y1="14.228cm" svg:x2="8.1cm" svg:y2="15.419cm">
            <text:p/>
          </draw:line>
          <draw:line draw:style-name="gr3" draw:text-style-name="P3" draw:layer="layout" svg:x1="11.698cm" svg:y1="14.41cm" svg:x2="11.698cm" svg:y2="15.283cm">
            <text:p/>
          </draw:line>
          <draw:frame draw:style-name="gr4" draw:text-style-name="P5" draw:layer="layout" svg:width="0.77cm" svg:height="0.768cm" svg:x="8.045cm" svg:y="15.286cm">
            <draw:text-box>
              <text:p text:style-name="P4"><text:span text:style-name="T1">x</text:span></text:p>
            </draw:text-box>
          </draw:frame>
          <draw:frame draw:style-name="gr5" draw:text-style-name="P5" draw:layer="layout" svg:width="1.405cm" svg:height="0.742cm" svg:x="7.701cm" svg:y="13.644cm">
            <draw:text-box>
              <text:p text:style-name="P4"><text:span text:style-name="T1">x </text:span><text:span text:style-name="T2">+ </text:span><text:span text:style-name="T3">2</text:span></text:p>
            </draw:text-box>
          </draw:frame>
          <draw:frame draw:style-name="gr6" draw:text-style-name="P5" draw:layer="layout" svg:width="1.403cm" svg:height="0.703cm" svg:x="11.354cm" svg:y="15.179cm">
            <draw:text-box>
              <text:p text:style-name="P4"><text:span text:style-name="T1">x </text:span><text:span text:style-name="T3">+ 4</text:span></text:p>
            </draw:text-box>
          </draw:frame>
          <draw:frame draw:style-name="gr7" draw:text-style-name="P6" draw:layer="layout" svg:width="0.766cm" svg:height="1.019cm" svg:x="7.915cm" svg:y="14.517cm">
            <draw:text-box>
              <text:p text:style-name="P4"><text:span text:style-name="T3">3</text:span></text:p>
            </draw:text-box>
          </draw:frame>
          <draw:frame draw:style-name="gr8" draw:text-style-name="P6" draw:layer="layout" svg:width="0.874cm" svg:height="0.625cm" svg:x="11.564cm" svg:y="14.544cm">
            <draw:text-box>
              <text:p text:style-name="P4"><text:span text:style-name="T3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1" svg:font-family="'Times New Roman'" style:font-adornments="Italiqu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que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21:59:52.427201854</meta:creation-date>
    <dc:date>2019-06-24T22:08:53.781512292</dc:date>
    <meta:editing-duration>PT8M58S</meta:editing-duration>
    <meta:editing-cycles>5</meta:editing-cycles>
    <meta:generator>LibreOffice/5.2.7.2$Linux_X86_64 LibreOffice_project/20m0$Build-2</meta:generator>
    <meta:document-statistic meta:object-count="10"/>
  </office:meta>
</office:document-meta>
</file>